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7"/>
    <style:style style:name="P2" style:family="paragraph" style:parent-style-name="Text_20_body" style:list-style-name="L8"/>
    <style:style style:name="P3" style:family="paragraph" style:parent-style-name="Text_20_body" style:list-style-name="L9"/>
    <style:style style:name="P4" style:family="paragraph" style:parent-style-name="Text_20_body" style:list-style-name="L8">
      <style:paragraph-properties fo:margin-top="0cm" fo:margin-bottom="0cm" loext:contextual-spacing="false"/>
    </style:style>
    <style:style style:name="P5" style:family="paragraph" style:parent-style-name="Preformatted_20_Text">
      <style:paragraph-properties fo:margin-top="0cm" fo:margin-bottom="0.499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line Styles for HTML</text:h>
      <text:p text:style-name="Text_20_body"><text:span text:style-name="Strong_20_Emphasis">Requirements:</text:span></text:p>
      <text:list xml:id="list3327032446652867724" text:style-name="L7">
        <text:list-item>
          <text:p text:style-name="P1">Completed Learn HTML &amp; CSS Unit 3 Lesson 2 </text:p>
        </text:list-item>
      </text:list>
      <text:h text:style-name="Heading_20_4" text:outline-level="4"><text:span text:style-name="Strong_20_Emphasis">Introduction</text:span></text:h>
      <text:p text:style-name="Text_20_body">Usually, CSS is written in a separate CSS file (with file extension <text:span text:style-name="Source_20_Text">.css</text:span>) or in a <text:span text:style-name="Source_20_Text">&lt;style&gt;</text:span> tag inside of the <text:span text:style-name="Source_20_Text">&lt;head&gt;</text:span> tag, but there is a third place which is also valid. The third place you can write CSS is inside of an HTML tag, using the <text:span text:style-name="Source_20_Text">style</text:span> attribute. When CSS is written using the <text:span text:style-name="Source_20_Text">style</text:span> attribute, it's called an "inline style". In general, this is not considered a best practice. However, there are times when inline styles are the right (or only) choice.</text:p>
      <text:h text:style-name="Heading_20_4" text:outline-level="4"><text:span text:style-name="Strong_20_Emphasis">Inline Style Syntax</text:span></text:h>
      <text:p text:style-name="Text_20_body">Inline styles look and operate much like CSS, with a few differences. Inline styles directly affect the tag they are written in, without the use of selectors. Here's a basic HTML page using inline styles:</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Playing with Inline Styles&lt;/title&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p style="color:blue;font-size:46px;"&gt;</text:span></text:p>
      <text:p text:style-name="Preformatted_20_Text"><text:span text:style-name="Source_20_Text"><text:s text:c="6"/>I'm a big, blue, &lt;strong&gt;strong&lt;/strong&gt; paragraph</text:span></text:p>
      <text:p text:style-name="Preformatted_20_Text"><text:span text:style-name="Source_20_Text"><text:s text:c="4"/>&lt;/p&gt;</text:span></text:p>
      <text:p text:style-name="Preformatted_20_Text"><text:span text:style-name="Source_20_Text"><text:s text:c="2"/>&lt;/body&gt;</text:span></text:p>
      <text:p text:style-name="P5"><text:span text:style-name="Source_20_Text">&lt;/html&gt;</text:span></text:p>
      <text:p text:style-name="Text_20_body">The <text:span text:style-name="Source_20_Text">p</text:span> tag with the inline style attribute is the focus here:</text:p>
      <text:p text:style-name="P5"><text:span text:style-name="Source_20_Text">&lt;p style="color: blue; font-size: 46px;"&gt;</text:span></text:p>
      <text:p text:style-name="Text_20_body">The <text:span text:style-name="Source_20_Text">style</text:span> attribute is just like any other HTML attribute. It goes inside the element's beginning tag, right after the tag name. The attribute starts with <text:span text:style-name="Source_20_Text">style</text:span>, followed by an equals sign, <text:span text:style-name="Source_20_Text">=</text:span>, and then finally uses double quotes, <text:span text:style-name="Source_20_Text">""</text:span>, which contain the value of the attribute. </text:p>
      <text:p text:style-name="Text_20_body">In our case, the value of the <text:span text:style-name="Source_20_Text">style</text:span> attribute will be CSS property-value pairs: <text:span text:style-name="Source_20_Text">"property: value;"</text:span>. You can have as many property value pairs as you want. Unlike normal CSS syntax, inline styling does <text:span text:style-name="Emphasis">not</text:span> use selectors or curly braces. Don't forget to include the semicolon <text:span text:style-name="Source_20_Text">;</text:span> after each pair!</text:p>
      <text:p text:style-name="Text_20_body">Inline styles are not so different from the other ways you can write CSS. For example, the inline style above is <text:span text:style-name="Emphasis">almost</text:span> like the following CSS rule:</text:p>
      <text:p text:style-name="Preformatted_20_Text"><text:span text:style-name="Source_20_Text">p {</text:span></text:p>
      <text:p text:style-name="Preformatted_20_Text"><text:span text:style-name="Source_20_Text"><text:s text:c="2"/>color: blue;</text:span></text:p>
      <text:p text:style-name="Preformatted_20_Text"><text:span text:style-name="Source_20_Text"><text:s text:c="2"/>font-size: 46px;</text:span></text:p>
      <text:p text:style-name="P5"><text:span text:style-name="Source_20_Text">}</text:span></text:p>
      <text:p text:style-name="Text_20_body">The rule above works the same way as our inline style does, except for one thing. This rule will affect <text:span text:style-name="Emphasis">every</text:span> <text:span text:style-name="Source_20_Text">p</text:span> on the page, whereas the inline style will affect only the <text:span text:style-name="Source_20_Text">&lt;p&gt;</text:span> it's written in.</text:p>
      <text:p text:style-name="Text_20_body"><text:soft-page-break/>Cascading works the same way, however, so the <text:span text:style-name="Source_20_Text">&lt;strong&gt;</text:span> element inside the <text:span text:style-name="Source_20_Text">&lt;p&gt;</text:span> will be blue with big text regardless of whether you decide to use inline styling or CSS rules.</text:p>
      <text:h text:style-name="Heading_20_4" text:outline-level="4"><text:span text:style-name="Strong_20_Emphasis">When to Use Inline Styles</text:span></text:h>
      <text:p text:style-name="Text_20_body">Professional web developers do not use inline styles often, but there are times when they are important to understand or necessary to use. Here are a few places you may see inline styles:</text:p>
      <text:list xml:id="list463360241130629724" text:style-name="L8">
        <text:list-item>
          <text:p text:style-name="P4">HTML e-mail </text:p>
        </text:list-item>
        <text:list-item>
          <text:p text:style-name="P4">Older websites </text:p>
        </text:list-item>
        <text:list-item>
          <text:p text:style-name="P4">CMS content (e.g. WordPress, Drupal) </text:p>
        </text:list-item>
        <text:list-item>
          <text:p text:style-name="P2">Dynamic content (i.e. HTML created or changed by JavaScript) </text:p>
        </text:list-item>
      </text:list>
      <text:p text:style-name="Text_20_body">Emails often include HTML content. When you receive a fancy looking e-mail, it is either one big image file or it is an HTML e-mail. You can craft HTML e-mails yourself, but they can be tricky. The HTML viewers in email clients are not standardized, and most of them do not allow <text:span text:style-name="Source_20_Text">&lt;style&gt;</text:span> tags. For this reason, HTML e-mail often contain lots of inline styles. Some of the styles included may be archaic, to support older e-mail-viewing clients.</text:p>
      <text:p text:style-name="Text_20_body">Another time you will see inline styles is on dynamic websites that use JavaScript. Often, JavaScript scripts will add inline styles to HTML. For example, a common way to hide a dialog box is to add the inline style <text:span text:style-name="Source_20_Text">display: none;</text:span>.</text:p>
      <text:h text:style-name="Heading_20_4" text:outline-level="4"><text:span text:style-name="Strong_20_Emphasis">When </text:span><text:span text:style-name="Strong_20_Emphasis"><text:span text:style-name="Emphasis">Not</text:span></text:span><text:span text:style-name="Strong_20_Emphasis"> to Use Inline Styles</text:span></text:h>
      <text:p text:style-name="Text_20_body">As mentioned before, web developers do not often use inline styles when creating web pages, for many reasons. The reasons include "semantic markup", maintainability, reusability, and scalability.</text:p>
      <text:h text:style-name="Heading_20_6" text:outline-level="6"><text:span text:style-name="Strong_20_Emphasis">Semantic Markup</text:span></text:h>
      <text:p text:style-name="Text_20_body">HTML is meant for conveying structured information. CSS is built to style that structured information. When inline styles are used, this clear separation between structured information and styling is blurred. By separating the CSS from the HTML, the markup can be semantic, which means that it can convey as much meaning as possible without being muddled by visual effects. </text:p>
      <text:p text:style-name="Text_20_body">For example, the article you are currently reading is written in HTML, separated into headings <text:span text:style-name="Source_20_Text">&lt;h1&gt;</text:span> and paragraphs <text:span text:style-name="Source_20_Text">&lt;p&gt;</text:span>(and the text inside those tags). This article also has specific font sizes, line spacing, and colors, but those aspects affect only the visual presentation. By keeping the markup as semantic as possible, the article's content can be quickly edited without being distracted by aesthetics.</text:p>
      <text:p text:style-name="Text_20_body">Additionally, it is possible to misuse HTML elements by overriding their CSS. There are many programs that interpret HTML without "looking" at it through a human eye, like screen readers and search engines. For example, the <text:span text:style-name="Source_20_Text">&lt;blockquote&gt;</text:span> tag is intended to contain a block quote, but through CSS, it's possible to make <text:span text:style-name="Source_20_Text">&lt;blockquote&gt;</text:span> tags visually appear as headings. A person looking at your website through a browser would only see headings. A screen reader for sight impaired individuals, on the other hand, may read your headings as if they were quotations, which could be very confusing for sight impaired people! This problem can be created with any CSS, not just inline styles, but it is worth mentioning here. Always look for the right tag for the job before using CSS.</text:p>
      <text:h text:style-name="Heading_20_6" text:outline-level="6"><text:soft-page-break/><text:span text:style-name="Strong_20_Emphasis">Maintainability, Reusability and Scalability</text:span></text:h>
      <text:p text:style-name="Text_20_body">Because inline styles only affect the tag they are written in, it can be hard to make changes. If you have written the same style 20 times in 20 different <text:span text:style-name="Source_20_Text">&lt;div&gt;</text:span> tags, you must edit each of those places whenever you want to make a trivial change. This can be exhausting! By using a single CSS rule in a <text:span text:style-name="Source_20_Text">&lt;style&gt;</text:span> tag or a separate CSS file, you would only need to change it in one place.</text:p>
      <text:p text:style-name="Text_20_body">You gain the most flexibility and power by putting your CSS in a separate CSS file. If you <text:span text:style-name="Source_20_Text">&lt;link&gt;</text:span> to that CSS file on more than one HTML page, you can reuse the same stylesheet for multiple pages. If you want a consistent style across your whole website, this is the way to go. When you want to make a change, you will only need to make the change in one file, and it will be seen in each linked page.</text:p>
      <text:h text:style-name="Heading_20_4" text:outline-level="4"><text:span text:style-name="Strong_20_Emphasis">Conclusion</text:span></text:h>
      <text:p text:style-name="Text_20_body">Sometimes, inline styles are necessary. If you are building a web page by hand, however, you should avoid them whenever possible. Using a separate CSS file is the most powerful and flexible method.</text:p>
      <text:h text:style-name="Heading_20_4" text:outline-level="4"><text:span text:style-name="Strong_20_Emphasis">Other resources</text:span></text:h>
      <text:list xml:id="list4904180725447588451" text:style-name="L9">
        <text:list-item>
          <text:p text:style-name="P3">W3.org inline styles definitio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07:15:12.471133848</meta:creation-date>
    <dc:date>2017-03-29T07:17:34.554002018</dc:date>
    <meta:editing-duration>PT2M22S</meta:editing-duration>
    <meta:editing-cycles>1</meta:editing-cycles>
    <meta:document-statistic meta:table-count="0" meta:image-count="0" meta:object-count="0" meta:page-count="3" meta:paragraph-count="50" meta:word-count="1044" meta:character-count="6098" meta:non-whitespace-character-count="5072"/>
    <meta:generator>LibreOffice/5.1.6.2$Linux_X86_64 LibreOffice_project/10m0$Build-2</meta:generator>
  </office:meta>
</office:document-meta>
</file>